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IntegerComptableAndroidTest.test_for_compatible_s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icIntegerComptableAndroidTest.test_for_compatible_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icIntegerComptableAndroidTest.test_for_compatible_f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